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1.572cm"/>
    </style:style>
    <style:style style:name="Table1.F" style:family="table-column">
      <style:table-column-properties style:column-width="1.72cm"/>
    </style:style>
    <style:style style:name="Table1.G" style:family="table-column">
      <style:table-column-properties style:column-width="1.741cm"/>
    </style:style>
    <style:style style:name="Table1.H" style:family="table-column">
      <style:table-column-properties style:column-width="6.055cm"/>
    </style:style>
    <style:style style:name="Table1.A1" style:family="table-cell">
      <style:table-cell-properties fo:padding="0.097cm" fo:border="0.088cm solid #000000"/>
    </style:style>
    <style:style style:name="Table1.B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le1.A2" style:family="table-cell">
      <style:table-cell-properties fo:padding="0.097cm" fo:border-left="0.088cm solid #000000" fo:border-right="0.088cm solid #000000" fo:border-top="none" fo:border-bottom="0.088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1.201cm"/>
    </style:style>
    <style:style style:name="Table3.B" style:family="table-column">
      <style:table-column-properties style:column-width="1.572cm"/>
    </style:style>
    <style:style style:name="Table3.F" style:family="table-column">
      <style:table-column-properties style:column-width="1.72cm"/>
    </style:style>
    <style:style style:name="Table3.G" style:family="table-column">
      <style:table-column-properties style:column-width="1.741cm"/>
    </style:style>
    <style:style style:name="Table3.H" style:family="table-column">
      <style:table-column-properties style:column-width="6.055cm"/>
    </style:style>
    <style:style style:name="Table3.A1" style:family="table-cell">
      <style:table-cell-properties fo:padding="0.097cm" fo:border="0.088cm solid #000000"/>
    </style:style>
    <style:style style:name="Table3.B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le3.A2" style:family="table-cell">
      <style:table-cell-properties fo:padding="0.097cm" fo:border-left="0.088cm solid #000000" fo:border-right="0.088cm solid #000000" fo:border-top="none" fo:border-bottom="0.088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cm" style:rel-column-width="3854*"/>
    </style:style>
    <style:style style:name="Tabelle1.H" style:family="table-column">
      <style:table-column-properties style:column-width="1cm" style:rel-column-width="3855*"/>
    </style:style>
    <style:style style:name="Tabelle1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elle1.B1" style:family="table-cell" style:data-style-name="N0">
      <style:table-cell-properties fo:padding="0.097cm" fo:border-left="0.088cm solid #000000" fo:border-right="none" fo:border-top="0.088cm solid #000000" fo:border-bottom="0.088cm solid #000000"/>
    </style:style>
    <style:style style:name="Tabelle1.Q1" style:family="table-cell" style:data-style-name="N0">
      <style:table-cell-properties fo:padding="0.097cm" fo:border="0.088cm solid #000000"/>
    </style:style>
    <style:style style:name="Tabelle1.A2" style:family="table-cell" style:data-style-name="N0">
      <style:table-cell-properties fo:padding="0.097cm" fo:border-left="0.088cm solid #000000" fo:border-right="0.088cm solid #000000" fo:border-top="none" fo:border-bottom="0.088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Q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1.191cm" style:rel-column-width="675*"/>
    </style:style>
    <style:style style:name="Tabelle2.B" style:family="table-column">
      <style:table-column-properties style:column-width="1.977cm" style:rel-column-width="1121*"/>
    </style:style>
    <style:style style:name="Tabelle2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elle2.B1" style:family="table-cell" style:data-style-name="N0">
      <style:table-cell-properties fo:padding="0.097cm" fo:border-left="0.088cm solid #000000" fo:border-right="none" fo:border-top="0.088cm solid #000000" fo:border-bottom="0.088cm solid #000000"/>
    </style:style>
    <style:style style:name="Tabelle2.I1" style:family="table-cell">
      <style:table-cell-properties fo:padding="0.097cm" fo:border="0.088cm solid #000000"/>
    </style:style>
    <style:style style:name="Tabelle2.A2" style:family="table-cell" style:data-style-name="N0">
      <style:table-cell-properties fo:padding="0.097cm" fo:border-left="0.088cm solid #000000" fo:border-right="0.088cm solid #000000" fo:border-top="none" fo:border-bottom="0.088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 2</text:p>
      <text:p text:style-name="P2"/>
      <text:p text:style-name="P3">a)</text:p>
      <text:p text:style-name="P2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>A</text:p>
          </table:table-cell>
          <table:table-cell table:style-name="Table1.B1" office:value-type="string">
            <text:p text:style-name="P4">B</text:p>
          </table:table-cell>
          <table:table-cell table:style-name="Table1.B1" office:value-type="string">
            <text:p text:style-name="P4">C</text:p>
          </table:table-cell>
          <table:table-cell table:style-name="Table1.B1" office:value-type="string">
            <text:p text:style-name="P4">D</text:p>
          </table:table-cell>
          <table:table-cell table:style-name="Table1.B1" office:value-type="string">
            <text:p text:style-name="P4">B &amp;&amp; C</text:p>
          </table:table-cell>
          <table:table-cell table:style-name="Table1.B1" office:value-type="string">
            <text:p text:style-name="P4">B &amp;&amp; D</text:p>
          </table:table-cell>
          <table:table-cell table:style-name="Table1.A1" office:value-type="string">
            <text:p text:style-name="P4">A || (B&amp;&amp;C) || (B&amp;&amp;D)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H2" office:value-type="string">
            <text:p text:style-name="P4">f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H2" office:value-type="string">
            <text:p text:style-name="P4">f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H2" office:value-type="string">
            <text:p text:style-name="P4">f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H2" office:value-type="string">
            <text:p text:style-name="P4">f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H2" office:value-type="string">
            <text:p text:style-name="P4">f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H2" office:value-type="string">
            <text:p text:style-name="P4">w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H2" office:value-type="string">
            <text:p text:style-name="P4">w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H2" office:value-type="string">
            <text:p text:style-name="P4">w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H2" office:value-type="string">
            <text:p text:style-name="P4">w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H2" office:value-type="string">
            <text:p text:style-name="P4">w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H2" office:value-type="string">
            <text:p text:style-name="P4">w</text:p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H2" office:value-type="string">
            <text:p text:style-name="P4">w</text:p>
          </table:table-cell>
        </table:table-row>
        <table:table-row>
          <table:table-cell table:style-name="Table1.A2" office:value-type="string">
            <text:p text:style-name="P4">13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f</text:p>
          </table:table-cell>
          <table:table-cell table:style-name="Table1.H2" office:value-type="string">
            <text:p text:style-name="P4">w</text:p>
          </table:table-cell>
        </table:table-row>
        <table:table-row>
          <table:table-cell table:style-name="Table1.A2" office:value-type="string">
            <text:p text:style-name="P4">14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H2" office:value-type="string">
            <text:p text:style-name="P4">w</text:p>
          </table:table-cell>
        </table:table-row>
        <table:table-row>
          <table:table-cell table:style-name="Table1.A2" office:value-type="string">
            <text:p text:style-name="P4">15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f</text:p>
          </table:table-cell>
          <table:table-cell table:style-name="Table1.H2" office:value-type="string">
            <text:p text:style-name="P4">w</text:p>
          </table:table-cell>
        </table:table-row>
        <table:table-row>
          <table:table-cell table:style-name="Table1.A2" office:value-type="string">
            <text:p text:style-name="P4">16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B2" office:value-type="string">
            <text:p text:style-name="P4">w</text:p>
          </table:table-cell>
          <table:table-cell table:style-name="Table1.H2" office:value-type="string">
            <text:p text:style-name="P4">w</text:p>
          </table:table-cell>
        </table:table-row>
      </table:table>
      <text:p text:style-name="P7"/>
      <text:p text:style-name="P3">b)</text:p>
      <text:p text:style-name="P3"/>
      <text:p text:style-name="P9">Ein Tabelleneintrag repräsentiert ein Zeilenpaar der Wahrheitstabelle aus der a).</text:p>
      <text:p text:style-name="P9">Der Eintrag ist die Variable, deren Änderung sich auf den Gesamtausdruck fortsetzt.</text:p>
      <text:p text:style-name="P3"/>
      <text:p text:style-name="P3"/>
      <table:table table:name="Tabelle1" table:style-name="Tabelle1">
        <table:table-column table:style-name="Tabelle1.A" table:number-columns-repeated="7"/>
        <table:table-column table:style-name="Tabelle1.H"/>
        <table:table-column table:style-name="Tabelle1.A" table:number-columns-repeated="8"/>
        <table:table-column table:style-name="Tabelle1.H"/>
        <table:table-row>
          <table:table-cell table:style-name="Tabelle1.A1" office:value-type="string">
            <text:p text:style-name="P4">Row</text:p>
          </table:table-cell>
          <table:table-cell table:style-name="Tabelle1.B1" office:value-type="float" office:value="1">
            <text:p text:style-name="P4">1</text:p>
          </table:table-cell>
          <table:table-cell table:style-name="Tabelle1.B1" office:value-type="float" office:value="2">
            <text:p text:style-name="P4">2</text:p>
          </table:table-cell>
          <table:table-cell table:style-name="Tabelle1.B1" office:value-type="float" office:value="3">
            <text:p text:style-name="P4">3</text:p>
          </table:table-cell>
          <table:table-cell table:style-name="Tabelle1.B1" office:value-type="float" office:value="4">
            <text:p text:style-name="P4">4</text:p>
          </table:table-cell>
          <table:table-cell table:style-name="Tabelle1.B1" office:value-type="float" office:value="5">
            <text:p text:style-name="P4">5</text:p>
          </table:table-cell>
          <table:table-cell table:style-name="Tabelle1.B1" office:value-type="float" office:value="6">
            <text:p text:style-name="P4">6</text:p>
          </table:table-cell>
          <table:table-cell table:style-name="Tabelle1.B1" office:value-type="float" office:value="7">
            <text:p text:style-name="P4">7</text:p>
          </table:table-cell>
          <table:table-cell table:style-name="Tabelle1.B1" office:value-type="float" office:value="8">
            <text:p text:style-name="P4">8</text:p>
          </table:table-cell>
          <table:table-cell table:style-name="Tabelle1.B1" office:value-type="float" office:value="9">
            <text:p text:style-name="P4">9</text:p>
          </table:table-cell>
          <table:table-cell table:style-name="Tabelle1.B1" office:value-type="float" office:value="10">
            <text:p text:style-name="P4">10</text:p>
          </table:table-cell>
          <table:table-cell table:style-name="Tabelle1.B1" office:value-type="float" office:value="11">
            <text:p text:style-name="P4">11</text:p>
          </table:table-cell>
          <table:table-cell table:style-name="Tabelle1.B1" office:value-type="float" office:value="12">
            <text:p text:style-name="P4">12</text:p>
          </table:table-cell>
          <table:table-cell table:style-name="Tabelle1.B1" office:value-type="float" office:value="13">
            <text:p text:style-name="P4">13</text:p>
          </table:table-cell>
          <table:table-cell table:style-name="Tabelle1.B1" office:value-type="float" office:value="14">
            <text:p text:style-name="P4">14</text:p>
          </table:table-cell>
          <table:table-cell table:style-name="Tabelle1.B1" office:value-type="float" office:value="15">
            <text:p text:style-name="P4">15</text:p>
          </table:table-cell>
          <table:table-cell table:style-name="Tabelle1.Q1" office:value-type="float" office:value="16">
            <text:p text:style-name="P4">16</text:p>
          </table:table-cell>
        </table:table-row>
        <table:table-row>
          <table:table-cell table:style-name="Tabelle1.A2" office:value-type="float" office:value="1">
            <text:p text:style-name="P4">1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A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Q2" office:value-type="string">
            <text:p text:style-name="P4">-</text:p>
          </table:table-cell>
        </table:table-row>
        <table:table-row>
          <table:table-cell table:style-name="Tabelle1.A2" office:value-type="float" office:value="2">
            <text:p text:style-name="P4">2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B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A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Q2" office:value-type="string">
            <text:p text:style-name="P4">-</text:p>
          </table:table-cell>
        </table:table-row>
        <table:table-row>
          <table:table-cell table:style-name="Tabelle1.A2" office:value-type="float" office:value="3">
            <text:p text:style-name="P4">3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B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A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Q2" office:value-type="string">
            <text:p text:style-name="P4">-</text:p>
          </table:table-cell>
        </table:table-row>
        <table:table-row>
          <table:table-cell table:style-name="Tabelle1.A2" office:value-type="float" office:value="4">
            <text:p text:style-name="P4">4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B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A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Q2" office:value-type="string">
            <text:p text:style-name="P4">-</text:p>
          </table:table-cell>
        </table:table-row>
        <table:table-row>
          <table:table-cell table:style-name="Tabelle1.A2" office:value-type="float" office:value="5">
            <text:p text:style-name="P4">5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D</text:p>
          </table:table-cell>
          <table:table-cell table:style-name="Tabelle1.B2" office:value-type="string">
            <text:p text:style-name="P4">C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A</text:p>
          </table:table-cell>
          <table:table-cell table:style-name="Tabelle1.B2" office:value-type="string">
            <text:p text:style-name="P4">-</text:p>
          </table:table-cell>
          <table:table-cell table:style-name="Tabelle1.B2" office:value-type="string">
            <text:p text:style-name="P4">-</text:p>
          </table:table-cell>
          <table:table-cell table:style-name="Tabelle1.Q2" office:value-type="string">
            <text:p text:style-name="P4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c)</text:p>
      <text:p text:style-name="P1"/>
      <text:p text:style-name="P1"/>
      <table:table table:name="Table3" table:style-name="Table3">
        <table:table-column table:style-name="Table3.A"/>
        <table:table-column table:style-name="Table3.B" table:number-columns-repeated="4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4">A</text:p>
          </table:table-cell>
          <table:table-cell table:style-name="Table3.B1" office:value-type="string">
            <text:p text:style-name="P4">B</text:p>
          </table:table-cell>
          <table:table-cell table:style-name="Table3.B1" office:value-type="string">
            <text:p text:style-name="P4">C</text:p>
          </table:table-cell>
          <table:table-cell table:style-name="Table3.B1" office:value-type="string">
            <text:p text:style-name="P4">D</text:p>
          </table:table-cell>
          <table:table-cell table:style-name="Table3.B1" office:value-type="string">
            <text:p text:style-name="P4">B &amp;&amp; C</text:p>
          </table:table-cell>
          <table:table-cell table:style-name="Table3.B1" office:value-type="string">
            <text:p text:style-name="P4">B &amp;&amp; D</text:p>
          </table:table-cell>
          <table:table-cell table:style-name="Table3.A1" office:value-type="string">
            <text:p text:style-name="P4">A || (B&amp;&amp;C) || (B&amp;&amp;D)</text:p>
          </table:table-cell>
        </table:table-row>
        <table:table-row>
          <table:table-cell table:style-name="Table3.A2" office:value-type="string">
            <text:p text:style-name="P4">1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H2" office:value-type="string">
            <text:p text:style-name="P4">f</text:p>
          </table:table-cell>
        </table:table-row>
        <table:table-row>
          <table:table-cell table:style-name="Table3.A2" office:value-type="string">
            <text:p text:style-name="P4">2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H2" office:value-type="string">
            <text:p text:style-name="P4">f</text:p>
          </table:table-cell>
        </table:table-row>
        <table:table-row>
          <table:table-cell table:style-name="Table3.A2" office:value-type="string">
            <text:p text:style-name="P4">3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H2" office:value-type="string">
            <text:p text:style-name="P4">f</text:p>
          </table:table-cell>
        </table:table-row>
        <table:table-row>
          <table:table-cell table:style-name="Table3.A2" office:value-type="string">
            <text:p text:style-name="P4">4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H2" office:value-type="string">
            <text:p text:style-name="P4">f</text:p>
          </table:table-cell>
        </table:table-row>
        <table:table-row>
          <table:table-cell table:style-name="Table3.A2" office:value-type="string">
            <text:p text:style-name="P4">5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f</text:p>
          </table:table-cell>
          <table:table-cell table:style-name="Table3.H2" office:value-type="string">
            <text:p text:style-name="P4">f</text:p>
          </table:table-cell>
        </table:table-row>
        <table:table-row>
          <table:table-cell table:style-name="Table3.A2" office:value-type="string">
            <text:p text:style-name="P4">6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w</text:p>
          </table:table-cell>
          <table:table-cell table:style-name="Table3.H2" office:value-type="string">
            <text:p text:style-name="P4">w</text:p>
          </table:table-cell>
        </table:table-row>
        <table:table-row>
          <table:table-cell table:style-name="Table3.A2" office:value-type="string">
            <text:p text:style-name="P4">7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-</text:p>
          </table:table-cell>
          <table:table-cell table:style-name="Table3.H2" office:value-type="string">
            <text:p text:style-name="P4">w</text:p>
          </table:table-cell>
        </table:table-row>
        <table:table-row>
          <table:table-cell table:style-name="Table3.A2" office:value-type="string">
            <text:p text:style-name="P4">8</text:p>
          </table:table-cell>
          <table:table-cell table:style-name="Table3.B2" office:value-type="string">
            <text:p text:style-name="P4">f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-</text:p>
          </table:table-cell>
          <table:table-cell table:style-name="Table3.H2" office:value-type="string">
            <text:p text:style-name="P4">w</text:p>
          </table:table-cell>
        </table:table-row>
        <table:table-row>
          <table:table-cell table:style-name="Table3.A2" office:value-type="string">
            <text:p text:style-name="P4">9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H2" office:value-type="string">
            <text:p text:style-name="P4">w</text:p>
          </table:table-cell>
        </table:table-row>
        <table:table-row>
          <table:table-cell table:style-name="Table3.A2" office:value-type="string">
            <text:p text:style-name="P4">10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H2" office:value-type="string">
            <text:p text:style-name="P4">w</text:p>
          </table:table-cell>
        </table:table-row>
        <table:table-row>
          <table:table-cell table:style-name="Table3.A2" office:value-type="string">
            <text:p text:style-name="P4">11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H2" office:value-type="string">
            <text:p text:style-name="P4">w</text:p>
          </table:table-cell>
        </table:table-row>
        <table:table-row>
          <table:table-cell table:style-name="Table3.A2" office:value-type="string">
            <text:p text:style-name="P4">12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H2" office:value-type="string">
            <text:p text:style-name="P4">w</text:p>
          </table:table-cell>
        </table:table-row>
        <table:table-row>
          <table:table-cell table:style-name="Table3.A2" office:value-type="string">
            <text:p text:style-name="P4">13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H2" office:value-type="string">
            <text:p text:style-name="P4">w</text:p>
          </table:table-cell>
        </table:table-row>
        <table:table-row>
          <table:table-cell table:style-name="Table3.A2" office:value-type="string">
            <text:p text:style-name="P4">14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H2" office:value-type="string">
            <text:p text:style-name="P4">w</text:p>
          </table:table-cell>
        </table:table-row>
        <table:table-row>
          <table:table-cell table:style-name="Table3.A2" office:value-type="string">
            <text:p text:style-name="P4">15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H2" office:value-type="string">
            <text:p text:style-name="P4">w</text:p>
          </table:table-cell>
        </table:table-row>
        <table:table-row>
          <table:table-cell table:style-name="Table3.A2" office:value-type="string">
            <text:p text:style-name="P4">16</text:p>
          </table:table-cell>
          <table:table-cell table:style-name="Table3.B2" office:value-type="string">
            <text:p text:style-name="P4">w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B2" office:value-type="string">
            <text:p text:style-name="P4">-</text:p>
          </table:table-cell>
          <table:table-cell table:style-name="Table3.H2" office:value-type="string">
            <text:p text:style-name="P4">w</text:p>
          </table:table-cell>
        </table:table-row>
      </table:table>
      <text:p text:style-name="Standard"/>
      <text:p text:style-name="P1">d)</text:p>
      <text:p text:style-name="P1"/>
      <text:p text:style-name="P9">Ein Tabelleneintrag repräsentiert ein Zeilenpaar der Wahrheitstabelle aus der c). </text:p>
      <text:p text:style-name="P9">Der Eintrag ist die Variable, deren Änderung sich auf den Gesamtausdruck fortsetzt.</text:p>
      <text:p text:style-name="Standard"/>
      <text:p text:style-name="Standard"/>
      <table:table table:name="Tabelle2" table:style-name="Tabelle2">
        <table:table-column table:style-name="Tabelle2.A"/>
        <table:table-column table:style-name="Tabelle2.B" table:number-columns-repeated="8"/>
        <table:table-row>
          <table:table-cell table:style-name="Tabelle2.A1" office:value-type="string">
            <text:p text:style-name="P4">Row</text:p>
          </table:table-cell>
          <table:table-cell table:style-name="Tabelle2.B1" office:value-type="float" office:value="1">
            <text:p text:style-name="P4">1</text:p>
          </table:table-cell>
          <table:table-cell table:style-name="Tabelle2.B1" office:value-type="float" office:value="2">
            <text:p text:style-name="P4">2</text:p>
          </table:table-cell>
          <table:table-cell table:style-name="Tabelle2.B1" office:value-type="float" office:value="3">
            <text:p text:style-name="P4">3</text:p>
          </table:table-cell>
          <table:table-cell table:style-name="Tabelle2.B1" office:value-type="float" office:value="4">
            <text:p text:style-name="P4">4</text:p>
          </table:table-cell>
          <table:table-cell table:style-name="Tabelle2.B1" office:value-type="float" office:value="5">
            <text:p text:style-name="P4">5</text:p>
          </table:table-cell>
          <table:table-cell table:style-name="Tabelle2.B1" office:value-type="float" office:value="6">
            <text:p text:style-name="P4">6</text:p>
          </table:table-cell>
          <table:table-cell table:style-name="Tabelle2.A1" office:value-type="string">
            <text:p text:style-name="P4">7 und 8</text:p>
          </table:table-cell>
          <table:table-cell table:style-name="Tabelle2.I1" office:value-type="string">
            <text:p text:style-name="P4">9 bis 16</text:p>
          </table:table-cell>
        </table:table-row>
        <table:table-row>
          <table:table-cell table:style-name="Tabelle2.A2" office:value-type="float" office:value="1">
            <text:p text:style-name="P4">1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I2" office:value-type="string">
            <text:p text:style-name="P4">A</text:p>
          </table:table-cell>
        </table:table-row>
        <table:table-row>
          <table:table-cell table:style-name="Tabelle2.A2" office:value-type="float" office:value="2">
            <text:p text:style-name="P4">2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B</text:p>
          </table:table-cell>
          <table:table-cell table:style-name="Tabelle2.B2" office:value-type="string">
            <text:p text:style-name="P4">-</text:p>
          </table:table-cell>
          <table:table-cell table:style-name="Tabelle2.I2" office:value-type="string">
            <text:p text:style-name="P4">A</text:p>
          </table:table-cell>
        </table:table-row>
        <table:table-row>
          <table:table-cell table:style-name="Tabelle2.A2" office:value-type="float" office:value="3">
            <text:p text:style-name="P4">3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B</text:p>
          </table:table-cell>
          <table:table-cell table:style-name="Tabelle2.I2" office:value-type="string">
            <text:p text:style-name="P4">A</text:p>
          </table:table-cell>
        </table:table-row>
        <table:table-row>
          <table:table-cell table:style-name="Tabelle2.A2" office:value-type="float" office:value="4">
            <text:p text:style-name="P4">4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B</text:p>
          </table:table-cell>
          <table:table-cell table:style-name="Tabelle2.I2" office:value-type="string">
            <text:p text:style-name="P4">A</text:p>
          </table:table-cell>
        </table:table-row>
        <table:table-row>
          <table:table-cell table:style-name="Tabelle2.A2" office:value-type="float" office:value="5">
            <text:p text:style-name="P4">5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-</text:p>
          </table:table-cell>
          <table:table-cell table:style-name="Tabelle2.B2" office:value-type="string">
            <text:p text:style-name="P4">D</text:p>
          </table:table-cell>
          <table:table-cell table:style-name="Tabelle2.B2" office:value-type="string">
            <text:p text:style-name="P4">C</text:p>
          </table:table-cell>
          <table:table-cell table:style-name="Tabelle2.I2" office:value-type="string">
            <text:p text:style-name="P4">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4:28:32.824531392</meta:creation-date>
    <dc:date>2018-05-29T22:30:34.39</dc:date>
    <meta:editing-duration>PT2H33M18S</meta:editing-duration>
    <meta:editing-cycles>5</meta:editing-cycles>
    <meta:generator>OpenOffice/4.0.1$Win32 OpenOffice.org_project/401m5$Build-9714</meta:generator>
    <dc:creator>Jonas A.</dc:creator>
    <meta:document-statistic meta:table-count="4" meta:image-count="0" meta:object-count="0" meta:page-count="2" meta:paragraph-count="435" meta:word-count="496" meta:character-count="870"/>
  </office:meta>
</office:document-meta>
</file>